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P3" style:family="paragraph" style:parent-style-name="Body_20_Text">
      <style:text-properties fo:font-weight="bold" style:font-weight-asian="bold" style:font-weight-complex="bold"/>
    </style:style>
    <style:style style:name="P4" style:family="paragraph" style:parent-style-name="Code_20_First" style:list-style-name="L1"/>
    <style:style style:name="P5" style:family="paragraph" style:parent-style-name="Code" style:list-style-name="L1"/>
    <style:style style:name="P6" style:family="paragraph" style:parent-style-name="Code_20_Last" style:list-style-name="L1"/>
    <style:style style:name="P7" style:family="paragraph" style:parent-style-name="Code_20_First" style:list-style-name="L2"/>
    <style:style style:name="P8" style:family="paragraph" style:parent-style-name="Code" style:list-style-name="L2"/>
    <style:style style:name="P9" style:family="paragraph" style:parent-style-name="Code_20_Last" style:list-style-name="L2"/>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lbany AMT" style:font-name-asian="Albany AMT" style:font-name-complex="Albany AMT"/>
    </style:style>
    <style:style style:name="T5" style:family="text" style:parent-style-name="Default_20_Paragraph_20_Font">
      <style:text-properties style:use-window-font-color="true" style:font-name="Times New Roman1" fo:font-size="11pt" style:font-size-asian="11pt" style:font-size-complex="11pt"/>
    </style:style>
    <style:style style:name="T6" style:family="text">
      <style:text-properties fo:font-style="italic" style:font-style-asian="italic" style:font-style-complex="italic"/>
    </style:style>
    <text:list-style style:name="L1">
      <text:list-level-style-number text:level="1" text:style-name="Numbering_20_Symbols" style:num-suffix=" "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tracked-changes>
        <text:changed-region text:id="ct1234740700">
          <text:deletion>
            <office:change-info>
              <dc:creator>Matthew Moodie</dc:creator>
              <dc:date>2006-08-04T13:06:00</dc:date>
            </office:change-info>
            <text:p text:style-name="Body_20_Text_20_First">happen to be</text:p>
          </text:deletion>
        </text:changed-region>
        <text:changed-region text:id="ct1234740476">
          <text:insertion>
            <office:change-info>
              <dc:creator>Matthew Moodie</dc:creator>
              <dc:date>2006-08-04T13:06:00</dc:date>
            </office:change-info>
          </text:insertion>
        </text:changed-region>
        <text:changed-region text:id="ct1235803996">
          <text:deletion>
            <office:change-info>
              <dc:creator>Ray Lischner</dc:creator>
              <dc:date>2006-09-20T14:46:00</dc:date>
            </office:change-info>
            <text:p text:style-name="Body_20_Text_20_First">all the I/O headers</text:p>
          </text:deletion>
        </text:changed-region>
        <text:changed-region text:id="ct1234740924">
          <text:insertion>
            <office:change-info>
              <dc:creator>Ray Lischner</dc:creator>
              <dc:date>2006-09-20T14:46:00</dc:date>
            </office:change-info>
          </text:insertion>
        </text:changed-region>
        <text:changed-region text:id="ct1235803884">
          <text:insertion>
            <office:change-info>
              <dc:creator>unknown</dc:creator>
              <dc:date>2006-09-15T11:32:00</dc:date>
            </office:change-info>
          </text:insertion>
        </text:changed-region>
        <text:changed-region text:id="ct1235803772">
          <text:insertion>
            <office:change-info>
              <dc:creator>unknown</dc:creator>
              <dc:date>2006-09-15T11:33:00</dc:date>
            </office:change-info>
          </text:insertion>
        </text:changed-region>
        <text:changed-region text:id="ct1235803660">
          <text:deletion>
            <office:change-info>
              <dc:creator>unknown</dc:creator>
              <dc:date>2006-09-15T11:33:00</dc:date>
            </office:change-info>
            <text:p text:style-name="Body_20_Text_20_First">:</text:p>
          </text:deletion>
        </text:changed-region>
        <text:changed-region text:id="ct1235803548">
          <text:insertion>
            <office:change-info>
              <dc:creator>Ray Lischner</dc:creator>
              <dc:date>2006-08-10T12:53:00</dc:date>
            </office:change-info>
          </text:insertion>
        </text:changed-region>
        <text:changed-region text:id="ct1235803212">
          <text:insertion>
            <office:change-info>
              <dc:creator>unknown</dc:creator>
              <dc:date>2006-09-15T11:35:00</dc:date>
            </office:change-info>
          </text:insertion>
        </text:changed-region>
        <text:changed-region text:id="ct1204657364">
          <text:insertion>
            <office:change-info>
              <dc:creator>unknown</dc:creator>
              <dc:date>2006-09-15T11:38:00</dc:date>
            </office:change-info>
          </text:insertion>
        </text:changed-region>
        <text:changed-region text:id="ct1204658036">
          <text:insertion>
            <office:change-info>
              <dc:creator>Ray Lischner</dc:creator>
              <dc:date>2006-09-20T14:46:00</dc:date>
            </office:change-info>
          </text:insertion>
        </text:changed-region>
        <text:changed-region text:id="ct1204654228">
          <text:deletion>
            <office:change-info>
              <dc:creator>Ray Lischner</dc:creator>
              <dc:date>2006-09-20T14:46:00</dc:date>
            </office:change-info>
            <text:p text:style-name="Code_20_First">tream&gt;</text:p>
          </text:deletion>
        </text:changed-region>
        <text:changed-region text:id="ct1204657252">
          <text:insertion>
            <office:change-info>
              <dc:creator>Ray Lischner</dc:creator>
              <dc:date>2006-09-20T14:46:00</dc:date>
            </office:change-info>
          </text:insertion>
        </text:changed-region>
        <text:changed-region text:id="ct1204655908">
          <text:format-change>
            <office:change-info>
              <dc:creator>unknown</dc:creator>
              <dc:date>2006-09-15T11:39:00</dc:date>
            </office:change-info>
          </text:format-change>
        </text:changed-region>
        <text:changed-region text:id="ct1249314456">
          <text:format-change>
            <office:change-info>
              <dc:creator>unknown</dc:creator>
              <dc:date>2006-09-15T11:39:00</dc:date>
            </office:change-info>
          </text:format-change>
        </text:changed-region>
        <text:changed-region text:id="ct1249316472">
          <text:insertion>
            <office:change-info>
              <dc:creator>unknown</dc:creator>
              <dc:date>2006-09-15T11:47:00</dc:date>
            </office:change-info>
          </text:insertion>
        </text:changed-region>
        <text:changed-region text:id="ct1249316360">
          <text:insertion>
            <office:change-info>
              <dc:creator>unknown</dc:creator>
              <dc:date>2006-09-15T11:48:00</dc:date>
            </office:change-info>
          </text:insertion>
        </text:changed-region>
        <text:changed-region text:id="ct1249025584">
          <text:deletion>
            <office:change-info>
              <dc:creator>Ray Lischner</dc:creator>
              <dc:date>2006-09-20T14:46:00</dc:date>
            </office:change-info>
            <text:p text:style-name="Code_20_First"><text:span text:style-name="Default_20_Paragraph_20_Font">tream</text:span></text:p>
          </text:deletion>
        </text:changed-region>
        <text:changed-region text:id="ct1236498420">
          <text:insertion>
            <office:change-info>
              <dc:creator>Ray Lischner</dc:creator>
              <dc:date>2006-09-20T14:46:00</dc:date>
            </office:change-info>
          </text:insertion>
        </text:changed-region>
        <text:changed-region text:id="ct1236501848">
          <text:insertion>
            <office:change-info>
              <dc:creator>Ray Lischner</dc:creator>
              <dc:date>2006-09-20T14:46:00</dc:date>
            </office:change-info>
          </text:insertion>
        </text:changed-region>
        <text:changed-region text:id="ct1235995280">
          <text:deletion>
            <office:change-info>
              <dc:creator>Ray Lischner</dc:creator>
              <dc:date>2006-09-20T14:46:00</dc:date>
            </office:change-info>
            <text:p text:style-name="Body_20_Text">7</text:p>
          </text:deletion>
        </text:changed-region>
        <text:changed-region text:id="ct1236501400">
          <text:insertion>
            <office:change-info>
              <dc:creator>Ray Lischner</dc:creator>
              <dc:date>2006-09-20T14:46:00</dc:date>
            </office:change-info>
          </text:insertion>
        </text:changed-region>
        <text:changed-region text:id="ct1236588096">
          <text:deletion>
            <office:change-info>
              <dc:creator>Ray Lischner</dc:creator>
              <dc:date>2006-09-20T14:46:00</dc:date>
            </office:change-info>
            <text:p text:style-name="Body_20_Text">0</text:p>
          </text:deletion>
        </text:changed-region>
        <text:changed-region text:id="ct1236586976">
          <text:insertion>
            <office:change-info>
              <dc:creator>Ray Lischner</dc:creator>
              <dc:date>2006-09-20T14:10:00</dc:date>
            </office:change-info>
          </text:insertion>
        </text:changed-region>
        <text:changed-region text:id="ct1236553020">
          <text:insertion>
            <office:change-info>
              <dc:creator>Ray Lischner</dc:creator>
              <dc:date>2006-09-20T14:11:00</dc:date>
            </office:change-info>
          </text:insertion>
        </text:changed-region>
        <text:changed-region text:id="ct1236499652">
          <text:deletion>
            <office:change-info>
              <dc:creator>Matthew Moodie</dc:creator>
              <dc:date>2006-08-04T13:18:00</dc:date>
            </office:change-info>
            <text:p text:style-name="Body_20_Text"/>
            <text:p text:style-name="Heading_20_1"/>
          </text:deletion>
        </text:changed-region>
        <text:changed-region text:id="ct1236550780">
          <text:insertion>
            <office:change-info>
              <dc:creator>unknown</dc:creator>
              <dc:date>2006-09-15T11:57:00</dc:date>
            </office:change-info>
          </text:insertion>
        </text:changed-region>
        <text:changed-region text:id="ct1236551004">
          <text:format-change>
            <office:change-info>
              <dc:creator>unknown</dc:creator>
              <dc:date>2006-09-15T11:57:00</dc:date>
            </office:change-info>
          </text:format-change>
        </text:changed-region>
        <text:changed-region text:id="ct1236502296">
          <text:deletion>
            <office:change-info>
              <dc:creator>unknown</dc:creator>
              <dc:date>2006-09-15T11:57:00</dc:date>
            </office:change-info>
            <text:p text:style-name="Body_20_Text"><text:span text:style-name="T1">n</text:span></text:p>
          </text:deletion>
        </text:changed-region>
        <text:changed-region text:id="ct1236550892">
          <text:format-change>
            <office:change-info>
              <dc:creator>unknown</dc:creator>
              <dc:date>2006-09-15T11:57:00</dc:date>
            </office:change-info>
          </text:format-change>
        </text:changed-region>
        <text:changed-region text:id="ct1236551116">
          <text:insertion>
            <office:change-info>
              <dc:creator>unknown</dc:creator>
              <dc:date>2006-09-15T11:57:00</dc:date>
            </office:change-info>
          </text:insertion>
        </text:changed-region>
        <text:changed-region text:id="ct1234739692">
          <text:deletion>
            <office:change-info>
              <dc:creator>unknown</dc:creator>
              <dc:date>2006-09-15T11:57:00</dc:date>
            </office:change-info>
            <text:p text:style-name="Body_20_Text"><text:span text:style-name="T1">array</text:span></text:p>
          </text:deletion>
        </text:changed-region>
        <text:changed-region text:id="ct1234739804">
          <text:format-change>
            <office:change-info>
              <dc:creator>unknown</dc:creator>
              <dc:date>2006-09-15T11:57:00</dc:date>
            </office:change-info>
          </text:format-change>
        </text:changed-region>
        <text:changed-region text:id="ct1234739916">
          <text:deletion>
            <office:change-info>
              <dc:creator>unknown</dc:creator>
              <dc:date>2006-09-15T11:57:00</dc:date>
            </office:change-info>
            <text:p text:style-name="Body_20_Text"><text:span text:style-name="T1">array</text:span></text:p>
          </text:deletion>
        </text:changed-region>
        <text:changed-region text:id="ct1234740028">
          <text:insertion>
            <office:change-info>
              <dc:creator>unknown</dc:creator>
              <dc:date>2006-09-15T11:57:00</dc:date>
            </office:change-info>
          </text:insertion>
        </text:changed-region>
        <text:changed-region text:id="ct1234740140">
          <text:format-change>
            <office:change-info>
              <dc:creator>unknown</dc:creator>
              <dc:date>2006-09-15T11:57:00</dc:date>
            </office:change-info>
          </text:format-change>
        </text:changed-region>
        <text:changed-region text:id="ct1234740252">
          <text:deletion>
            <office:change-info>
              <dc:creator>unknown</dc:creator>
              <dc:date>2006-09-15T11:58:00</dc:date>
            </office:change-info>
            <text:p text:style-name="Body_20_Text"><text:span text:style-name="T1">array</text:span></text:p>
          </text:deletion>
        </text:changed-region>
        <text:changed-region text:id="ct1234742044">
          <text:insertion>
            <office:change-info>
              <dc:creator>unknown</dc:creator>
              <dc:date>2006-09-15T11:58:00</dc:date>
            </office:change-info>
          </text:insertion>
        </text:changed-region>
        <text:changed-region text:id="ct1234742156">
          <text:format-change>
            <office:change-info>
              <dc:creator>unknown</dc:creator>
              <dc:date>2006-09-15T11:57:00</dc:date>
            </office:change-info>
          </text:format-change>
        </text:changed-region>
        <text:changed-region text:id="ct1234742268">
          <text:insertion>
            <office:change-info>
              <dc:creator>Ray Lischner</dc:creator>
              <dc:date>2006-09-16T17:54:00</dc:date>
            </office:change-info>
          </text:insertion>
        </text:changed-region>
        <text:changed-region text:id="ct1235274488">
          <text:deletion>
            <office:change-info>
              <dc:creator>Ray Lischner</dc:creator>
              <dc:date>2006-09-20T14:44:00</dc:date>
            </office:change-info>
            <text:p text:style-name="Code_20_Caption">array</text:p>
          </text:deletion>
        </text:changed-region>
        <text:changed-region text:id="ct1235274376">
          <text:insertion>
            <office:change-info>
              <dc:creator>Ray Lischner</dc:creator>
              <dc:date>2006-09-20T14:44:00</dc:date>
            </office:change-info>
          </text:insertion>
        </text:changed-region>
        <text:changed-region text:id="ct1202183368">
          <text:deletion>
            <office:change-info>
              <dc:creator>Ray Lischner</dc:creator>
              <dc:date>2006-09-20T14:44:00</dc:date>
            </office:change-info>
            <text:p text:style-name="Body_20_Text">array</text:p>
          </text:deletion>
        </text:changed-region>
        <text:changed-region text:id="ct1202180904">
          <text:insertion>
            <office:change-info>
              <dc:creator>Ray Lischner</dc:creator>
              <dc:date>2006-09-20T14:44:00</dc:date>
            </office:change-info>
          </text:insertion>
        </text:changed-region>
        <text:changed-region text:id="ct1202182136">
          <text:deletion>
            <office:change-info>
              <dc:creator>Ray Lischner</dc:creator>
              <dc:date>2006-09-20T14:44:00</dc:date>
            </office:change-info>
            <text:p text:style-name="Body_20_Text"><text:span text:style-name="T1">array</text:span></text:p>
          </text:deletion>
        </text:changed-region>
        <text:changed-region text:id="ct1206591104">
          <text:insertion>
            <office:change-info>
              <dc:creator>Ray Lischner</dc:creator>
              <dc:date>2006-09-20T14:44:00</dc:date>
            </office:change-info>
          </text:insertion>
        </text:changed-region>
        <text:changed-region text:id="ct1204644952">
          <text:deletion>
            <office:change-info>
              <dc:creator>Ray Lischner</dc:creator>
              <dc:date>2006-09-20T14:44:00</dc:date>
            </office:change-info>
            <text:p text:style-name="Body_20_Text">array</text:p>
          </text:deletion>
        </text:changed-region>
        <text:changed-region text:id="ct1204642936">
          <text:insertion>
            <office:change-info>
              <dc:creator>Ray Lischner</dc:creator>
              <dc:date>2006-09-20T14:44:00</dc:date>
            </office:change-info>
          </text:insertion>
        </text:changed-region>
        <text:changed-region text:id="ct1204645400">
          <text:insertion>
            <office:change-info>
              <dc:creator>Matthew Moodie</dc:creator>
              <dc:date>2006-08-04T13:39:00</dc:date>
            </office:change-info>
          </text:insertion>
        </text:changed-region>
        <text:changed-region text:id="ct1204644392">
          <text:insertion>
            <office:change-info>
              <dc:creator>unknown</dc:creator>
              <dc:date>2006-09-15T12:03:00</dc:date>
            </office:change-info>
          </text:insertion>
        </text:changed-region>
        <text:changed-region text:id="ct1204645624">
          <text:insertion>
            <office:change-info>
              <dc:creator>unknown</dc:creator>
              <dc:date>2006-09-15T12:01:00</dc:date>
            </office:change-info>
          </text:insertion>
        </text:changed-region>
        <text:changed-region text:id="ct1244824364">
          <text:deletion>
            <office:change-info>
              <dc:creator>unknown</dc:creator>
              <dc:date>2006-09-15T12:03:00</dc:date>
            </office:change-info>
            <text:p text:style-name="Code_20_First">unpredictable whether this works as expected</text:p>
          </text:deletion>
        </text:changed-region>
        <text:changed-region text:id="ct1244824140">
          <text:insertion>
            <office:change-info>
              <dc:creator>unknown</dc:creator>
              <dc:date>2006-09-15T12:03: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11</text:p>
      <text:p text:style-name="Chapter_20_Title">Conditions and Logic</text:p>
      <text:p text:style-name="Body_20_Text_20_First"><text:hidden-text text:condition="ooow:comment == 1" text:string-value="Looking at the target readership for your book, some of my earlier comments maybe overly harsh. However I think you may not be making sufficient allowance for the probable readership (which I think is likely to incorporate programmers with much less experience than you expect) and for the difference between teaching/instruction face-to-face versus doing so via a book. I applaud your desire to get readers to learn by experience but still think that for most of them the early text needs to be less demanding. The written word tends to be much less forgiving than the spoken version. It is devoid of the supplementary body language which is so important for successful communication in speach. That, by the way, is one reason why 'talking heads' videos are such disasters. There needs to be interaction between 'master' and 'apprentice' but the way that interaction is handled needs adjustment when your apprentice is not physically present (also has implications for distance learning)" text:is-hidden="true">Looking at the target readership for your book, some of my earlier comments maybe overly harsh. However I think you may not be making sufficient allowance for the probable readership (which I think is likely to incorporate programmers with much less experience than you expect) and for the difference between teaching/instruction face-to-face versus doing so via a book. I applaud your desire to get readers to learn by experience but still think that for most of them the early text needs to be less demanding. The written word tends to be much less forgiving than the spoken version. It is devoid of the supplementary body language which is so important for successful communication in speach. That, by the way, is one reason why 'talking heads' videos are such disasters. There needs to be interaction between 'master' and 'apprentice' but the way that interaction is handled needs adjustment when your apprentice is not physically present (also has implications for distance learning)</text:hidden-text>You first met the <text:span text:style-name="Code_20_Inline">bool</text:span> type in Exploration 2. This type has two possible values: <text:span text:style-name="Code_20_Inline">true</text:span> and <text:span text:style-name="Code_20_Inline">false</text:span>, which <text:change text:change-id="ct1234740700"/><text:change-start text:change-id="ct1234740476"/>are<text:change-end text:change-id="ct1234740476"/> reserved keywords (unlike in C<text:hidden-text text:condition="ooow:comment == 1" text:string-value="well 'true' and 'false' aren't but they are provided by macros in C99 which are activated by the inclusion of bool.h." text:is-hidden="true">well 'true' and 'false' aren't but they are provided by macros in C99 which are activated by the inclusion of bool.h.</text:hidden-text>). Although most explorations have not needed to use the <text:span text:style-name="Code_20_Inline">bool</text:span> type, many have used logical expressions in loop and <text:span text:style-name="Code_20_Inline">if</text:span>-statement conditions. This exploration examines the many aspects of the <text:span text:style-name="Code_20_Inline">bool</text:span> type and logical operators.</text:p>
      <text:p text:style-name="Heading_20_1">I/O and bool</text:p>
      <text:p text:style-name="Body_20_Text_20_First">C++ I/O streams permit reading and writing <text:span text:style-name="Code_20_Inline">bool</text:span> values. By default, streams treat them as numeric values: <text:span text:style-name="Code_20_Inline">true</text:span> is <text:span text:style-name="Code_20_Inline">1</text:span> and <text:span text:style-name="Code_20_Inline">false</text:span> is <text:span text:style-name="Code_20_Inline">0</text:span>. The manipulator <text:span text:style-name="Code_20_Inline">std::boolalpha</text:span> (declared in <text:change text:change-id="ct1235803996"/><text:change-start text:change-id="ct1234740924"/><text:span text:style-name="Code_20_Inline">&lt;ios&gt;</text:span><text:change-end text:change-id="ct1234740924"/>) tells a stream to interpret <text:span text:style-name="Code_20_Inline">bool</text:span> values as words<text:change-start text:change-id="ct1235803884"/>. <text:change-end text:change-id="ct1235803884"/><text:change-start text:change-id="ct1235803772"/>By default, the words are<text:change-end text:change-id="ct1235803772"/><text:change text:change-id="ct1235803660"/> <text:span text:style-name="Code_20_Inline">true</text:span> and <text:span text:style-name="Code_20_Inline">false</text:span><text:span text:style-name="Code_20_Inline"><text:hidden-text text:condition="ooow:comment == 1" text:string-value="No, it sets the stream to use a locale dependant textual representation. In the C locale (the default) those textual representation is 'true' and 'false'. Note that these are NOT the keywords true and false even though they share the same spelling." text:is-hidden="true">No, it sets the stream to use a locale dependant textual representation. In the C locale (the default) those textual representation is 'true' and 'false'. Note that these are NOT the keywords true and false even though they share the same spelling.</text:hidden-text></text:span><text:change-start text:change-id="ct1235803548"/><text:span text:style-name="Code_20_Inline"><text:hidden-text text:condition="ooow:" text:string-value="[RL]Oops. Thanks." text:is-hidden="true"/></text:span><text:change-end text:change-id="ct1235803548"/>. <text:change-start text:change-id="ct1235803212"/>(In Exploration 17, you’ll discover how to use your native language instead of English<text:change-end text:change-id="ct1235803212"/><text:change-start text:change-id="ct1204657364"/>.) Use the <text:span text:style-name="Code_20_Inline">std::boolalpha</text:span> manipulator the same way you use any other manipulator (as you saw in Exploration 8). For an input stream, use an input operator with the manipulator. <text:change-end text:change-id="ct1204657364"/><text:span text:style-name="T1">Write a program that demonstrates how C++ formats and prints </text:span><text:span text:style-name="T2">bool</text:span><text:span text:style-name="T1"> values, numerically and textually.</text:span></text:p>
      <text:p text:style-name="P2">Compare your program with Listing 11-1.</text:p>
      <text:p text:style-name="Code_20_Caption">Listing 11-1. Printing <text:span text:style-name="Code_20_Inline">bool</text:span> values</text:p>
      <text:p text:style-name="Code_20_First">#include &lt;ios<text:change-start text:change-id="ct1204658036"/>&gt;<text:change-end text:change-id="ct1204658036"/><text:change text:change-id="ct1204654228"/></text:p>
      <text:p text:style-name="Code"><text:change-start text:change-id="ct1204657252"/>#include &lt;iostream&gt;</text:p>
      <text:p text:style-name="Code"><text:change-end text:change-id="ct1204657252"/>#include &lt;ostream&gt;</text:p>
      <text:p text:style-name="Code"/>
      <text:p text:style-name="Code">int main()</text:p>
      <text:p text:style-name="Code">{</text:p>
      <text:p text:style-name="Code"><text:s text:c="2"/>std::cout &lt;&lt; "true=" &lt;&lt; true &lt;&lt; '\n';</text:p>
      <text:p text:style-name="Code"><text:s text:c="2"/>std::cout &lt;&lt; "false=" &lt;&lt; false &lt;&lt; '\n';</text:p>
      <text:p text:style-name="Code"><text:s text:c="2"/>std::cout &lt;&lt; std::boolalpha;</text:p>
      <text:p text:style-name="Code"><text:s text:c="2"/>std::cout &lt;&lt; "true=" &lt;&lt; true &lt;&lt; '\n';</text:p>
      <text:p text:style-name="Code"><text:s text:c="2"/>std::cout &lt;&lt; "false=" &lt;&lt; false &lt;&lt; '\n';</text:p>
      <text:p text:style-name="Code_20_Last">}</text:p>
      <text:p text:style-name="Body_20_Text"><text:span text:style-name="T1">How do you think C++ handles </text:span><text:span text:style-name="T2">bool</text:span><text:span text:style-name="T1"> values for input?</text:span></text:p>
      <text:p text:style-name="Body_20_Text_20_First">~LLL</text:p>
      <text:p text:style-name="P3">Write a program to test your assumptions.<text:span text:style-name="T3"> </text:span>Were you correct?<text:span text:style-name="T3"> ~SSS </text:span>Explain how an input stream handles <text:span text:style-name="T2">bool</text:span><text:span text:style-name="T1"> input:</text:span></text:p>
      <text:p text:style-name="Body_20_Text_20_First">~LLL</text:p>
      <text:p text:style-name="Body_20_Text_20_First">~LLL</text:p>
      <text:p text:style-name="P2">By default, when an input stream needs to read a <text:span text:style-name="Code_20_Inline">bool</text:span> value, it actually reads an integer, and if the integer’s value is <text:span text:style-name="Code_20_Inline">1</text:span>, the stream interprets that as <text:change-start text:change-id="ct1204655908"/>true<text:change-end text:change-id="ct1204655908"/>. The value <text:span text:style-name="Code_20_Inline">0</text:span> is <text:change-start text:change-id="ct1249314456"/>false<text:change-end text:change-id="ct1249314456"/>, and any other value results in an error<text:hidden-text text:condition="ooow:comment == 1" text:string-value="I am not really happy with the use of the source font for true and false in this section. I agree that it is a fine line and sometimes it is correct. However we do need to distinguish between the C++ keywords, the values that represent them and the textual representation used for i/o. As the textual representation is locale dependant I think that the source font is clearly wrong in that context. The case of the internal value is a finer call, but I would still lean towards non-source when talking about the pure value." text:is-hidden="true">I am not really happy with the use of the source font for true and false in this section. I agree that it is a fine line and sometimes it is correct. However we do need to distinguish between the C++ keywords, the values that represent them and the textual representation used for i/o. As the textual representation is locale dependant I think that the source font is clearly wrong in that context. The case of the internal value is a finer call, but I would still lean towards non-source when talking about the pure value.</text:hidden-text>.</text:p>
      <text:p text:style-name="P2">With the <text:span text:style-name="Code_20_Inline">std::boolalpha</text:span> manipulator, the input stream <text:hidden-text text:condition="ooow:comment == 1" text:string-value="however you do not mention that the syntax for use of manipulators for input streams is via the &gt;&gt; (which is counter intuitive because a manipulator is sent to a stream -- there is also the case of bidirectional streams) nor do you tell the reader how to re-instate the non-textual form" text:is-hidden="true">however you do not mention that the syntax for use of manipulators for input streams is via the &gt;&gt; (which is counter intuitive because a manipulator is sent to a stream -- there is also the case of bidirectional streams) nor do you tell the reader how to re-instate the non-textual form</text:hidden-text>requires the exact text <text:span text:style-name="Code_20_Inline">true</text:span> or <text:span text:style-name="Code_20_Inline">false</text:span><text:span text:style-name="Code_20_Inline"><text:hidden-text text:condition="ooow:comment == 1" text:string-value="It does not, see above. It requires a locale tdependant textual representation." text:is-hidden="true">It does not, see above. It requires a locale tdependant textual representation.</text:hidden-text></text:span>. Integers are not allowed, nor are any case differences. The input stream accepts only those exact words.<text:change-start text:change-id="ct1249316472"/></text:p>
      <text:p text:style-name="P2">Use the <text:span text:style-name="Code_20_Inline">std::noboolalpha</text:span> manipulator to return<text:change-end text:change-id="ct1249316472"/><text:change-start text:change-id="ct1249316360"/> to the default of reading and writing numeric Boolean values. Thus, you can mix alphabetic and numeric representations of <text:span text:style-name="Code_20_Inline">bool</text:span> in a single stream:</text:p>
      <text:p text:style-name="Code_20_First">bool a(true), b(false);</text:p>
      <text:p text:style-name="Code">std::cin &gt;&gt; std::boolalpha &gt;&gt; a &gt;&gt; std::noboolalpha &gt;&gt; b;</text:p>
      <text:p text:style-name="Code_20_Last">std::cout &lt;&lt; std::boolalpha &lt;&lt; a &lt;&lt; ' ' &lt;&lt; std::noboolalpha &lt;&lt; b;<text:change-end text:change-id="ct1249316360"/></text:p>
      <text:p text:style-name="P2">Reading and writing <text:span text:style-name="Code_20_Inline">bool</text:span> values does not actually happen all that often in most programs, but you needed to learn how to write <text:span text:style-name="Code_20_Inline">bool</text:span> values before you can continue this exploration.</text:p>
      <text:p text:style-name="Heading_20_1">Boolean Type</text:p>
      <text:p text:style-name="Body_20_Text_20_First">C++ automatically converts many different types to <text:span text:style-name="Code_20_Inline">bool</text:span>, so you can use integers, I/O stream objects, and other values whenever you need a <text:span text:style-name="Code_20_Inline">bool</text:span>, such as in a loop or <text:span text:style-name="Code_20_Inline">if</text:span>-statement condition. <text:s/>You can see this for yourself in Listing 11-2.</text:p>
      <text:p text:style-name="Code_20_Caption">Listing 11-2. Automatic type conversion to <text:span text:style-name="Code_20_Inline">bool</text:span></text:p>
      <text:list text:style-name="L1">
        <text:list-item>
          <text:p text:style-name="P4"><text:span text:style-name="Default_20_Paragraph_20_Font">#include &lt;ios</text:span><text:change text:change-id="ct1249025584"/><text:span text:style-name="Default_20_Paragraph_20_Font">&gt;</text:span><text:change-start text:change-id="ct1236498420"/></text:p>
        </text:list-item>
        <text:list-item>
          <text:p text:style-name="P5"><text:span text:style-name="Default_20_Paragraph_20_Font">#include &lt;iostream&gt;</text:span><text:change-end text:change-id="ct1236498420"/></text:p>
        </text:list-item>
        <text:list-item>
          <text:p text:style-name="P5"><text:span text:style-name="Default_20_Paragraph_20_Font">#include &lt;ostream&gt;</text:span></text:p>
        </text:list-item>
        <text:list-item>
          <text:p text:style-name="P5"><text:span text:style-name="Default_20_Paragraph_20_Font"/></text:p>
        </text:list-item>
        <text:list-item>
          <text:p text:style-name="P5"><text:span text:style-name="Default_20_Paragraph_20_Font">int main()</text:span></text:p>
        </text:list-item>
        <text:list-item>
          <text:p text:style-name="P5"><text:span text:style-name="Default_20_Paragraph_20_Font">{</text:span></text:p>
        </text:list-item>
        <text:list-item>
          <text:p text:style-name="P5"><text:span text:style-name="Default_20_Paragraph_20_Font"><text:s text:c="2"/>bool b;</text:span></text:p>
        </text:list-item>
        <text:list-item>
          <text:p text:style-name="P5"><text:span text:style-name="Default_20_Paragraph_20_Font"><text:s text:c="2"/>std::cout &lt;&lt; std::boolalpha;</text:span></text:p>
        </text:list-item>
        <text:list-item>
          <text:p text:style-name="P5"><text:span text:style-name="Default_20_Paragraph_20_Font"><text:s text:c="2"/>b = false; <text:s text:c="18"/>std::cout &lt;&lt; b &lt;&lt; ' ';</text:span></text:p>
        </text:list-item>
        <text:list-item>
          <text:p text:style-name="P5"><text:span text:style-name="Default_20_Paragraph_20_Font"><text:s text:c="2"/>b = true; <text:s text:c="19"/>std::cout &lt;&lt; b &lt;&lt; ' ';</text:span></text:p>
        </text:list-item>
        <text:list-item>
          <text:p text:style-name="P5"><text:span text:style-name="Default_20_Paragraph_20_Font"><text:s text:c="2"/>b = false; <text:s text:c="18"/>std::cout &lt;&lt; b &lt;&lt; ' ';</text:span></text:p>
        </text:list-item>
        <text:list-item>
          <text:p text:style-name="P5"><text:span text:style-name="Default_20_Paragraph_20_Font"><text:s text:c="2"/>b = true; <text:s text:c="19"/>std::cout &lt;&lt; b &lt;&lt; ' ';</text:span></text:p>
        </text:list-item>
        <text:list-item>
          <text:p text:style-name="P5"><text:span text:style-name="Default_20_Paragraph_20_Font"><text:s text:c="2"/>b = 42; <text:s text:c="21"/>std::cout &lt;&lt; b &lt;&lt; ' ';</text:span></text:p>
        </text:list-item>
        <text:list-item>
          <text:p text:style-name="P5"><text:span text:style-name="Default_20_Paragraph_20_Font"><text:s text:c="2"/>b = 3.1415926535897; <text:s text:c="8"/>std::cout &lt;&lt; b &lt;&lt; ' ';</text:span></text:p>
        </text:list-item>
        <text:list-item>
          <text:p text:style-name="P5"><text:span text:style-name="Default_20_Paragraph_20_Font"><text:s text:c="2"/>b = 0; <text:s text:c="22"/>std::cout &lt;&lt; b &lt;&lt; ' ';</text:span></text:p>
        </text:list-item>
        <text:list-item>
          <text:p text:style-name="P5"><text:span text:style-name="Default_20_Paragraph_20_Font"><text:s text:c="2"/>b = -0.0; <text:s text:c="19"/>std::cout &lt;&lt; b &lt;&lt; ' ';</text:span></text:p>
        </text:list-item>
        <text:list-item>
          <text:p text:style-name="P5"><text:span text:style-name="Default_20_Paragraph_20_Font"><text:s text:c="2"/>b = -1; <text:s text:c="21"/>std::cout &lt;&lt; b &lt;&lt; ' ';</text:span></text:p>
        </text:list-item>
        <text:list-item>
          <text:p text:style-name="P5"><text:span text:style-name="Default_20_Paragraph_20_Font"><text:s text:c="2"/>b = "1"; <text:s text:c="20"/>std::cout &lt;&lt; b &lt;&lt; ' ';</text:span></text:p>
        </text:list-item>
        <text:list-item>
          <text:p text:style-name="P5"><text:span text:style-name="Default_20_Paragraph_20_Font"><text:s text:c="2"/>b = "0"; <text:s text:c="20"/>std::cout &lt;&lt; b &lt;&lt; ' ';</text:span></text:p>
        </text:list-item>
        <text:list-item>
          <text:p text:style-name="P5"><text:span text:style-name="Default_20_Paragraph_20_Font"><text:s text:c="2"/>b = "false"; <text:s text:c="16"/>std::cout &lt;&lt; b &lt;&lt; ' ';</text:span></text:p>
        </text:list-item>
        <text:list-item>
          <text:p text:style-name="P5"><text:span text:style-name="Default_20_Paragraph_20_Font"><text:s text:c="2"/>b = ""; <text:s text:c="21"/>std::cout &lt;&lt; b &lt;&lt; ' ';</text:span></text:p>
        </text:list-item>
        <text:list-item>
          <text:p text:style-name="P5"><text:span text:style-name="Default_20_Paragraph_20_Font"><text:s text:c="2"/>b = std::cout; <text:s text:c="14"/>std::cout &lt;&lt; b &lt;&lt; ' ';</text:span></text:p>
        </text:list-item>
        <text:list-item>
          <text:p text:style-name="P5"><text:span text:style-name="Default_20_Paragraph_20_Font"><text:s text:c="2"/>b = std::cin; <text:s text:c="15"/>std::cout &lt;&lt; b &lt;&lt; ' ';</text:span></text:p>
        </text:list-item>
        <text:list-item>
          <text:p text:style-name="P5"><text:span text:style-name="Default_20_Paragraph_20_Font"><text:s text:c="2"/>std::cout &lt;&lt; '\n';</text:span></text:p>
        </text:list-item>
        <text:list-item>
          <text:p text:style-name="P6"><text:span text:style-name="Default_20_Paragraph_20_Font">}</text:span></text:p>
        </text:list-item>
      </text:list>
      <text:p text:style-name="P3">Predict the output from Listing 11-2:</text:p>
      <text:p text:style-name="Body_20_Text_20_First">~LLL</text:p>
      <text:p text:style-name="Body_20_Text">Check your answer. <text:span text:style-name="T1">Were you right?</text:span> ~SSS</text:p>
      <text:p text:style-name="Body_20_Text">You might have been fooled by lines 1<text:change-start text:change-id="ct1236501848"/>8<text:change-end text:change-id="ct1236501848"/><text:change text:change-id="ct1235995280"/><text:span text:style-name="T4">–</text:span>2<text:change-start text:change-id="ct1236501400"/>1<text:change-end text:change-id="ct1236501400"/><text:change text:change-id="ct1236588096"/>. C++ does not interpret the contents of strings to decide whether to convert the string to <text:span text:style-name="Code_20_Inline">true</text:span> or <text:span text:style-name="Code_20_Inline">false</text:span>. All character strings are <text:span text:style-name="Code_20_Inline">true</text:span><text:span text:style-name="Code_20_Inline"><text:hidden-text text:condition="ooow:comment == 1" text:string-value="as are all char except \0" text:is-hidden="true">as are all char except \0</text:hidden-text></text:span>, even empty ones. (The C++ language designers did not do this to be perverse. There’s a good reason that strings are <text:span text:style-name="Code_20_Inline">true</text:span>, but you will need to learn quite a bit more C++ in order to understand why.)</text:p>
      <text:p text:style-name="Body_20_Text">Recall from many examples, especially in Exploration 3, that loop conditions often depend on an input operation. If the input succeeds, the loop condition is <text:span text:style-name="Code_20_Inline">true</text:span>. What is actually happening is that C++ knows how to convert a stream object (such as <text:span text:style-name="Code_20_Inline">std::cin</text:span>) to <text:span text:style-name="Code_20_Inline">bool</text:span><text:span text:style-name="Code_20_Inline"><text:hidden-text text:condition="ooow:comment == 1" text:string-value="well 'yes and no' If it actually did so (which the draft standard required for a period of 4 months during which Borland released a version which quickly revealed the flaw) std::cin + std::cout would be well formed. What actually happens is subtler and results in a specific user defined conversion to void* and now a single implicit conversion is permitted to bool but that is far as it goes. Try int i; i = b versus i = std::cout; to see the difference." text:is-hidden="true">well 'yes and no' If it actually did so (which the draft standard required for a period of 4 months during which Borland released a version which quickly revealed the flaw) std::cin + std::cout would be well formed. What actually happens is subtler and results in a specific user defined conversion to void* and now a single implicit conversion is permitted to bool but that is far as it goes. Try int i; i = b versus i = std::cout; to see the difference.</text:hidden-text></text:span><text:change-start text:change-id="ct1236586976"/><text:span text:style-name="Code_20_Inline"><text:hidden-text text:condition="ooow:" text:string-value="[RL] Yes, but reader’s don’t need to know about implicit casts to void*, at least not yet" text:is-hidden="true"/></text:span><text:change-end text:change-id="ct1236586976"/>. Every I/O stream keeps track of its internal state, and if any operation fails, the stream remembers that fact. When you convert a stream to <text:span text:style-name="Code_20_Inline">bool</text:span>, if the stream is in a failure state, the result is <text:span text:style-name="Code_20_Inline">false</text:span>. Not all complex types can be converted to <text:span text:style-name="Code_20_Inline">bool</text:span>, however<text:hidden-text text:condition="ooow:comment == 1" text:string-value="It is almost always an error for any type to have a conversion to bool because that allows conversions to all arithmetic types. That is why void* is used instead" text:is-hidden="true">It is almost always an error for any type to have a conversion to bool because that allows conversions to all arithmetic types. That is why void* is used instead</text:hidden-text><text:change-start text:change-id="ct1236553020"/><text:hidden-text text:condition="ooow:" text:string-value="[RL]Yes, and I will cover that when I discuss type conversion operators, much, much later in the book." text:is-hidden="true"/><text:change-end text:change-id="ct1236553020"/>. <text:span text:style-name="T1">What do you expect to happen when you compile and run Listing 11-3?</text:span></text:p>
      <text:p text:style-name="Body_20_Text_20_First">~LLL</text:p>
      <text:p text:style-name="Code_20_Caption"><text:hidden-text text:condition="ooow:" text:string-value=".cxx" text:is-hidden="true"/>Listing 11-3. Converting a std::string to bool</text:p>
      <text:p text:style-name="Code_20_First">#include &lt;iostream&gt;</text:p>
      <text:p text:style-name="Code">#include &lt;ostream&gt;</text:p>
      <text:p text:style-name="Code">#include &lt;string&gt;</text:p>
      <text:p text:style-name="Code"/>
      <text:p text:style-name="Code">int main()</text:p>
      <text:p text:style-name="Code">{</text:p>
      <text:p text:style-name="Code"><text:s text:c="2"/>std::string empty;</text:p>
      <text:p text:style-name="Code"><text:s text:c="2"/>bool b;</text:p>
      <text:p text:style-name="Code"/>
      <text:p text:style-name="Code"><text:s text:c="2"/>b = empty;</text:p>
      <text:p text:style-name="Code"><text:s text:c="2"/>std::cout &lt;&lt; b &lt;&lt; '\n';</text:p>
      <text:p text:style-name="Code_20_Last">}</text:p>
      <text:p text:style-name="Body_20_Text">The compiler reports an error because it does not know how to convert <text:span text:style-name="Code_20_Inline">std::string</text:span> to <text:span text:style-name="Code_20_Inline">bool</text:span>. (If you think the standard library should support such a conversion, consider how you would define the conversion. Would it be like character strings: everything is <text:span text:style-name="Code_20_Inline">true</text:span>? That doesn’t seem particularly useful, so you would probably choose to interpret the string. Perhaps <text:span text:style-name="Code_20_Inline">"0"</text:span> and <text:span text:style-name="Code_20_Inline">"false"</text:span> could be <text:span text:style-name="Code_20_Inline">false</text:span>, and everything else would be <text:span text:style-name="Code_20_Inline">true</text:span>. So should <text:span text:style-name="Code_20_Inline">"no"</text:span> be <text:span text:style-name="Code_20_Inline">false</text:span>, also? What about <text:span text:style-name="Code_20_Inline">"FALSE"</text:span><text:span text:style-name="Code_20_Inline"><text:span text:style-name="T5"> or </text:span></text:span><text:span text:style-name="Code_20_Inline">"faux"</text:span>? or <text:s/><text:span text:style-name="Code_20_Inline">"---000---"</text:span>? Such decisions are best left to the application programmer<text:hidden-text text:condition="ooow:comment == 1" text:string-value="who can use the c_str() member of std::string if he wants to force the issue." text:is-hidden="true">who can use the c_str() member of std::string if he wants to force the issue.</text:hidden-text>, not the language designer.)</text:p>
      <text:p text:style-name="Body_20_Text">What about <text:span text:style-name="Code_20_Inline">std::vector</text:span>? <text:span text:style-name="T1">Do you think C++ defines a conversion from </text:span><text:span text:style-name="T2">std::vector</text:span><text:span text:style-name="T1"> to bool?</text:span> ~SSS Write a program to test your hypothesis. <text:span text:style-name="T1">What is your conclusion?</text:span></text:p>
      <text:p text:style-name="Body_20_Text_20_First">~LLL</text:p>
      <text:p text:style-name="Body_20_Text">This is another case in which no general solution is feasible. Should an empty vector be <text:span text:style-name="Code_20_Inline">false</text:span> and all others be <text:span text:style-name="Code_20_Inline">true</text:span>? Maybe a <text:span text:style-name="Code_20_Inline">std::vector&lt;int&gt;</text:span> that contains only <text:span text:style-name="Code_20_Inline">0</text:span> elements should be <text:span text:style-name="Code_20_Inline">false</text:span>. Only the application programmer can make these decisions, so the C++ library designers wisely chose not to, and you cannot convert <text:span text:style-name="Code_20_Inline">std::vector</text:span> to <text:span text:style-name="Code_20_Inline">bool</text:span><text:span text:style-name="Code_20_Inline"><text:hidden-text text:condition="ooow:comment == 1" text:string-value="However there are ways of obtaining the desired result by using member functions" text:is-hidden="true">However there are ways of obtaining the desired result by using member functions</text:hidden-text></text:span>.</text:p>
      <text:p text:style-name="Body_20_Text"><text:change text:change-id="ct1236499652"/>Logic Operators</text:p>
      <text:p text:style-name="Body_20_Text_20_First">Real-world conditions are often more complicated than merely converting a single value to <text:span text:style-name="Code_20_Inline">bool</text:span>. C++ offers the usual logical operators: <text:span text:style-name="Code_20_Inline">and</text:span>, <text:span text:style-name="Code_20_Inline">or</text:span>, and <text:span text:style-name="Code_20_Inline">not</text:span> (which are reserved keywords). They have their usual meaning from mathematical logic, namely that <text:span text:style-name="Code_20_Inline">and</text:span> is <text:span text:style-name="Code_20_Inline">false</text:span> unless both operands are <text:span text:style-name="Code_20_Inline">true</text:span>, <text:span text:style-name="Code_20_Inline">or</text:span> is <text:span text:style-name="Code_20_Inline">true</text:span> unless both operands are <text:span text:style-name="Code_20_Inline">false</text:span>, and <text:span text:style-name="Code_20_Inline">not</text:span> inverts the value of its operand<text:hidden-text text:condition="ooow:comment == 1" text:string-value="though this follows my preferred style there does need to be a pretty prompt mention of the normal operator forms." text:is-hidden="true">though this follows my preferred style there does need to be a pretty prompt mention of the normal operator forms.</text:hidden-text>.</text:p>
      <text:p text:style-name="Body_20_Text">More important, however, is that the<text:hidden-text text:condition="ooow:comment == 1" text:string-value="built-in " text:is-hidden="true">built-in </text:hidden-text><text:change-start text:change-id="ct1236550780"/>built-in<text:change-end text:change-id="ct1236550780"/> <text:span text:style-name="Code_20_Inline">and</text:span> and <text:span text:style-name="Code_20_Inline">or</text:span> operators do not evaluate their right-hand operand unless they need to. The <text:span text:style-name="Code_20_Inline">and</text:span> operator needs to evaluate its right-hand operand only if the left-hand operand is <text:span text:style-name="Code_20_Inline">true</text:span>. (If the left-hand operand is <text:span text:style-name="Code_20_Inline">false</text:span>, the entire expression is <text:span text:style-name="Code_20_Inline">false</text:span>, and there is no need to evaluate the right-hand operand.) Similarly, the <text:span text:style-name="Code_20_Inline">or</text:span> operator evaluates its right-hand operand only if the left-hand operand is <text:span text:style-name="Code_20_Inline">true</text:span>. Stopping the evaluation early is known as <text:span text:style-name="T6">short-circuiting</text:span>.</text:p>
      <text:p text:style-name="Body_20_Text">For example, suppose you are writing a simple loop to examine all the elements of a vector to find out whether they are all equal to zero. The loop ends when you reach the end of the vector or when you find an element not equal to zero. <text:change-start text:change-id="ct1236551004"/><text:span text:style-name="T1">Write a program that reads numbers into a</text:span><text:change-end text:change-id="ct1236551004"/><text:change text:change-id="ct1236502296"/><text:change-start text:change-id="ct1236550892"/><text:span text:style-name="T1"> </text:span><text:change-end text:change-id="ct1236550892"/><text:change-start text:change-id="ct1236551116"/><text:span text:style-name="T1">vector</text:span><text:change-end text:change-id="ct1236551116"/><text:change text:change-id="ct1234739692"/><text:change-start text:change-id="ct1234739804"/><text:span text:style-name="T1"><text:hidden-text text:condition="ooow:comment == 1" text:string-value="as earlier, please call this a vector." text:is-hidden="true">as earlier, please call this a vector.</text:hidden-text></text:span><text:span text:style-name="T1">, searches the </text:span><text:change-end text:change-id="ct1234739804"/><text:change text:change-id="ct1234739916"/><text:change-start text:change-id="ct1234740028"/><text:span text:style-name="T1">vector</text:span><text:change-end text:change-id="ct1234740028"/><text:change-start text:change-id="ct1234740140"/><text:span text:style-name="T1"> for a non-zero element, and prints a message about whether the </text:span><text:change-end text:change-id="ct1234740140"/><text:change text:change-id="ct1234740252"/><text:change-start text:change-id="ct1234742044"/><text:span text:style-name="T1">vector</text:span><text:change-end text:change-id="ct1234742044"/><text:change-start text:change-id="ct1234742156"/><text:span text:style-name="T1"> is all zero.</text:span><text:change-end text:change-id="ct1234742156"/> You can solve this problem without using a logical operator, but try to use one, just for practice. Take a look at Listing 11-4 to see one way to solve this problem.</text:p>
      <text:p text:style-name="Body_20_Text"><text:hidden-text text:condition="ooow:comment == 1" text:string-value="Please consider rewriting this program in a cleaner style. It contains, IMO, far too much extraneous material that simply distracts the reader from the point you are making" text:is-hidden="true">Please consider rewriting this program in a cleaner style. It contains, IMO, far too much extraneous material that simply distracts the reader from the point you are making</text:hidden-text><text:change-start text:change-id="ct1234742268"/><text:hidden-text text:condition="ooow:" text:string-value="[RL] What should I remove? What, exactly, is extraneous? Unless I want to introduce the std::find algorithm, which I don’t want to do yet, I don’t see what I can remove." text:is-hidden="true"/><text:change-end text:change-id="ct1234742268"/></text:p>
      <text:p text:style-name="Code_20_Caption">Listing 11-4. Using short-circuiting to test for non-zero <text:change text:change-id="ct1235274488"/><text:change-start text:change-id="ct1235274376"/>vector<text:change-end text:change-id="ct1235274376"/> elements</text:p>
      <text:list text:style-name="L2">
        <text:list-item>
          <text:p text:style-name="P7">#include &lt;iostream&gt;</text:p>
        </text:list-item>
        <text:list-item>
          <text:p text:style-name="P8">#include &lt;istream&gt;</text:p>
        </text:list-item>
        <text:list-item>
          <text:p text:style-name="P8">#include &lt;iterator&gt;</text:p>
        </text:list-item>
        <text:list-item>
          <text:p text:style-name="P8">#include &lt;ostream&gt;</text:p>
        </text:list-item>
        <text:list-item>
          <text:p text:style-name="P8">#include &lt;vector&gt;</text:p>
        </text:list-item>
        <text:list-item>
          <text:p text:style-name="P8"/>
        </text:list-item>
        <text:list-item>
          <text:p text:style-name="P8">int main()</text:p>
        </text:list-item>
        <text:list-item>
          <text:p text:style-name="P8">{</text:p>
        </text:list-item>
        <text:list-item>
          <text:p text:style-name="P8"><text:s text:c="2"/>std::vector&lt;int&gt; data;</text:p>
        </text:list-item>
        <text:list-item>
          <text:p text:style-name="P8"><text:s text:c="2"/>data.insert(data.begin(),</text:p>
        </text:list-item>
        <text:list-item>
          <text:p text:style-name="P8"><text:s text:c="14"/>std::istream_iterator&lt;int&gt;(std::cin),</text:p>
        </text:list-item>
        <text:list-item>
          <text:p text:style-name="P8"><text:s text:c="14"/>std::istream_iterator&lt;int&gt;());</text:p>
        </text:list-item>
        <text:list-item>
          <text:p text:style-name="P8"/>
        </text:list-item>
        <text:list-item>
          <text:p text:style-name="P8"><text:s text:c="2"/>std::vector&lt;int&gt;::iterator iter;</text:p>
        </text:list-item>
        <text:list-item>
          <text:p text:style-name="P8"><text:s text:c="2"/>for (iter = data.begin(); iter != data.end() and *iter == 0; ++iter)</text:p>
        </text:list-item>
        <text:list-item>
          <text:p text:style-name="P8"><text:s text:c="4"/>/*empty*/;</text:p>
        </text:list-item>
        <text:list-item>
          <text:p text:style-name="P8"><text:s text:c="2"/>if (iter == data.end())</text:p>
        </text:list-item>
        <text:list-item>
          <text:p text:style-name="P8"><text:s text:c="4"/>std::cout &lt;&lt; "data contains all zeroes\n";</text:p>
        </text:list-item>
        <text:list-item>
          <text:p text:style-name="P8"><text:s text:c="2"/>else</text:p>
        </text:list-item>
        <text:list-item>
          <text:p text:style-name="P8"><text:s text:c="4"/>std::cout &lt;&lt; "data does not contain all zeroes\n";</text:p>
        </text:list-item>
        <text:list-item>
          <text:p text:style-name="P9">}</text:p>
        </text:list-item>
      </text:list>
      <text:p text:style-name="Body_20_Text">Line 15 is the key. The iterator advances over the <text:change text:change-id="ct1202183368"/><text:change-start text:change-id="ct1202180904"/>vector<text:change-end text:change-id="ct1202180904"/> and tests for zero-valued elements. <text:span text:style-name="T1">What happens when the iterator reaches the end of the </text:span><text:change text:change-id="ct1202182136"/><text:change-start text:change-id="ct1206591104"/><text:span text:style-name="T1">vector</text:span><text:change-end text:change-id="ct1206591104"/><text:span text:style-name="T1">?</text:span></text:p>
      <text:p text:style-name="Body_20_Text_20_First">~LLL</text:p>
      <text:p text:style-name="Body_20_Text">The condition <text:span text:style-name="Code_20_Inline">iter</text:span> <text:span text:style-name="Code_20_Inline">!=</text:span> <text:span text:style-name="Code_20_Inline">data.end()</text:span> becomes <text:span text:style-name="Code_20_Inline">false</text:span> at the end of the <text:change text:change-id="ct1204644952"/><text:change-start text:change-id="ct1204642936"/>vector<text:change-end text:change-id="ct1204642936"/>. Because of short-circuiting, C++ never evaluates the <text:span text:style-name="Code_20_Inline">*iter</text:span> <text:span text:style-name="Code_20_Inline">==</text:span> <text:span text:style-name="Code_20_Inline">0</text:span> part of the expression. This is good because what would happen if short-circuiting did not take place?</text:p>
      <text:p text:style-name="Body_20_Text_20_First">~LLL</text:p>
      <text:p text:style-name="Body_20_Text_20_First">~LLL</text:p>
      <text:p text:style-name="Body_20_Text">Imagine that <text:span text:style-name="Code_20_Inline">iter</text:span> <text:span text:style-name="Code_20_Inline">!=</text:span> <text:span text:style-name="Code_20_Inline">data.end()</text:span> is <text:span text:style-name="Code_20_Inline">false</text:span>; in other words the value of <text:span text:style-name="Code_20_Inline">iter</text:span> is <text:span text:style-name="Code_20_Inline">data.end()</text:span>. That means, <text:span text:style-name="Code_20_Inline">*iter</text:span> is just like <text:span text:style-name="Code_20_Inline">*data.end()</text:span>, which is bad. Really bad. You are not allowed to dereference the one-past-the-end iterator. If you are lucky, it would crash your program. If you are unlucky, your program will continue to run, but with completely unpredictable and erroneous data and therefore unpredictable and erroneous results.</text:p>
      <text:p text:style-name="Body_20_Text">Short-circuiting guarantees that C++ will not evaluate <text:span text:style-name="Code_20_Inline">*iter</text:span> when <text:span text:style-name="Code_20_Inline">iter</text:span> equals <text:span text:style-name="Code_20_Inline">data.end()</text:span>, which means <text:span text:style-name="Code_20_Inline">iter</text:span> will always be valid when the program dereferences it, which is good. Some languages (such as Ada) use different operators for short-circuiting and non<text:span text:style-name="T4">–</text:span>short-circuiting operations. C++ does not. The built<text:change-start text:change-id="ct1204645400"/>-<text:change-end text:change-id="ct1204645400"/>in logical operators always perform short-circuiting, so you never accidentally use non<text:span text:style-name="T4">–</text:span>short-circuiting when you intended to use the <text:s/>short-circuiting operator.</text:p>
      <text:p text:style-name="Heading_20_1"><text:change-start text:change-id="ct1204644392"/>Old-Fashioned Syntax</text:p>
      <text:p text:style-name="Body_20_Text_20_First">The logical operators have symbolic versions: <text:span text:style-name="Code_20_Inline">&amp;&amp;</text:span> for <text:span text:style-name="Code_20_Inline">and</text:span>, <text:span text:style-name="Code_20_Inline">||</text:span> for <text:span text:style-name="Code_20_Inline">or</text:span>, and <text:span text:style-name="Code_20_Inline">!</text:span> for <text:span text:style-name="Code_20_Inline">not</text:span>. The keywords are clearer, easier to read, easier to understand, and less error-prone. That’s right, less error-prone. You see, <text:span text:style-name="Code_20_Inline">&amp;&amp;</text:span> means <text:span text:style-name="Code_20_Inline">and</text:span>, but <text:span text:style-name="Code_20_Inline">&amp;</text:span> is also an operator. Similarly, <text:span text:style-name="Code_20_Inline">|</text:span> is a valid operator. Thus, if you accidentally write <text:span text:style-name="Code_20_Inline">&amp;</text:span> instead of <text:span text:style-name="Code_20_Inline">&amp;&amp;</text:span>, your program will compile and even run. It might seem to run correctly for a while, but it will eventually fail because <text:span text:style-name="Code_20_Inline">&amp;</text:span> and <text:span text:style-name="Code_20_Inline">&amp;&amp;</text:span> mean different things. (You’ll learn about <text:span text:style-name="Code_20_Inline">&amp;</text:span> and <text:span text:style-name="Code_20_Inline">|</text:span> later in this book.) New C++ programmers aren’t the only ones to make this mistake. I’ve seen highly experienced C++ programmers write <text:span text:style-name="Code_20_Inline">&amp;</text:span> when they mean <text:span text:style-name="Code_20_Inline">&amp;&amp;</text:span> or <text:span text:style-name="Code_20_Inline">|</text:span> instead of <text:span text:style-name="Code_20_Inline">||</text:span>. Avoid this error by using only the keyword logical operators.</text:p>
      <text:p text:style-name="Body_20_Text_20_First">I was hesitant about even mentioning the symbolic operators, but I can’t ignore them. Most C++ programs use the symbolic operators instead of the keyword equivalents. Most C++ programmers, having grown up with the symbols, prefer to continue to use the symbols over the keywords. This is your chance to become a trend-setter. Eschew the old-fashioned, harder-to-read, harder-to-understand, error-prone symbols and embrace the keywords.</text:p>
      <text:p text:style-name="Heading_20_1"><text:change-end text:change-id="ct1204644392"/>Comparison Operators</text:p>
      <text:p text:style-name="Body_20_Text_20_First">The <text:change-start text:change-id="ct1204645624"/>built-in <text:change-end text:change-id="ct1204645624"/>comparison operators always yield <text:span text:style-name="Code_20_Inline">bool</text:span> results, regardless of their operands. You have already seen <text:span text:style-name="Code_20_Inline">==</text:span> and <text:span text:style-name="Code_20_Inline">!=</text:span> for equality and inequality. You also saw <text:span text:style-name="Code_20_Inline">&lt;</text:span> for less than, and you can guess that<text:span text:style-name="Default_20_Paragraph_20_Font"> </text:span><text:span text:style-name="Code_20_Inline">&gt;</text:span> means greater than. Similarly, you probably already know that <text:span text:style-name="Code_20_Inline">&lt;=</text:span> means less-than-or-equal<text:hidden-text text:condition="ooow:comment == 1" text:string-value="i.e not greater than" text:is-hidden="true">i.e not greater than</text:hidden-text> and <text:span text:style-name="Code_20_Inline">&gt;=</text:span> means greater-than-or-equal<text:hidden-text text:condition="ooow:comment == 1" text:string-value="i.e not less  than" text:is-hidden="true">i.e not less  than</text:hidden-text>.</text:p>
      <text:p text:style-name="Body_20_Text">These operators produce the expected results when you use them with numeric operands. You can even use them with vectors of numeric types. Write a program that demonstrates how <text:span text:style-name="Code_20_Inline">&lt;</text:span> works with a vector of <text:span text:style-name="Code_20_Inline">int</text:span>. (If you’re having trouble writing the program, take a look at Listing 11-5.) <text:span text:style-name="T1">What are the rules that govern </text:span><text:span text:style-name="T2">&lt;</text:span><text:span text:style-name="T1"> for a vector?</text:span></text:p>
      <text:p text:style-name="Body_20_Text_20_First">~LLL</text:p>
      <text:p text:style-name="Body_20_Text_20_First">~LLL</text:p>
      <text:p text:style-name="Body_20_Text_20_First">~LLL</text:p>
      <text:p text:style-name="Body_20_Text_20_First">~LLL</text:p>
      <text:p text:style-name="Body_20_Text">C++ compares vectors element-wise. That is, the first element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Listing 11-5. Comparing vectors</text:p>
      <text:p text:style-name="Code_20_First">#include &lt;iostream&gt;</text:p>
      <text:p text:style-name="Code">#include &lt;ostream&gt;</text:p>
      <text:p text:style-name="Code">#include &lt;vector&gt;</text:p>
      <text:p text:style-name="Code"/>
      <text:p text:style-name="Code">int main()</text:p>
      <text:p text:style-name="Code">{</text:p>
      <text:p text:style-name="Code"><text:s text:c="3"/>std::vector&lt;int&gt; a, b;</text:p>
      <text:p text:style-name="Code"><text:s text:c="3"/>a.push_back(10);</text:p>
      <text:p text:style-name="Code"><text:s text:c="3"/>a.push_back(20);</text:p>
      <text:p text:style-name="Code"><text:s text:c="3"/>a.push_back(30);</text:p>
      <text:p text:style-name="Code"><text:s text:c="3"/>b.push_back(10);</text:p>
      <text:p text:style-name="Code"><text:s text:c="3"/>b.push_back(20);</text:p>
      <text:p text:style-name="Code"><text:s text:c="3"/>b.push_back(30);</text:p>
      <text:p text:style-name="Code"><text:s text:c="3"/>if (a != b) std::cout &lt;&lt; "wrong: a != b\n";</text:p>
      <text:p text:style-name="Code"><text:s text:c="3"/>if (a &lt; b) <text:s/>std::cout &lt;&lt; "wrong: a &lt; b\n";</text:p>
      <text:p text:style-name="Code"><text:s text:c="3"/>if (a &gt; b) <text:s/>std::cout &lt;&lt; "wrong: a &gt; b\n";</text:p>
      <text:p text:style-name="Code"><text:s text:c="3"/>if (a == b) std::cout &lt;&lt; "okay: a == b\n";</text:p>
      <text:p text:style-name="Code"><text:s text:c="3"/>if (a &gt;= b) std::cout &lt;&lt; "okay: a &gt;= b\n";</text:p>
      <text:p text:style-name="Code"><text:s text:c="3"/>if (a &lt;= b) std::cout &lt;&lt; "okay: a &lt;= b\n";</text:p>
      <text:p text:style-name="Code"/>
      <text:p text:style-name="Code"><text:s text:c="3"/>a.push_back(40);</text:p>
      <text:p text:style-name="Code"><text:s text:c="3"/>if (a != b) std::cout &lt;&lt; "okay: a != b\n";</text:p>
      <text:p text:style-name="Code"><text:s text:c="3"/>if (a &lt; b) <text:s/>std::cout &lt;&lt; "wrong: a &lt; b\n";</text:p>
      <text:p text:style-name="Code"><text:s text:c="3"/>if (a &gt; b) <text:s/>std::cout &lt;&lt; "okay: a &gt; b\n";</text:p>
      <text:p text:style-name="Code"><text:s text:c="3"/>if (a == b) std::cout &lt;&lt; "wrong: a == b\n";</text:p>
      <text:p text:style-name="Code"><text:s text:c="3"/>if (a &gt;= b) std::cout &lt;&lt; "okay: a &gt;= b\n";</text:p>
      <text:p text:style-name="Code"><text:s text:c="3"/>if (a &lt;= b) std::cout &lt;&lt; "wrong: a &lt;= b\n";</text:p>
      <text:p text:style-name="Code"/>
      <text:p text:style-name="Code"><text:s text:c="3"/>b.push_back(42);</text:p>
      <text:p text:style-name="Code"><text:s text:c="3"/>if (a != b) std::cout &lt;&lt; "okay: a != b\n";</text:p>
      <text:p text:style-name="Code"><text:s text:c="3"/>if (a &lt; b) <text:s/>std::cout &lt;&lt; "okay: a &lt; b\n";</text:p>
      <text:p text:style-name="Code"><text:s text:c="3"/>if (a &gt; b) <text:s/>std::cout &lt;&lt; "wrong: a &gt; b\n";</text:p>
      <text:p text:style-name="Code"><text:s text:c="3"/>if (a == b) std::cout &lt;&lt; "wrong: a == b\n";</text:p>
      <text:p text:style-name="Code"><text:s text:c="3"/>if (a &gt;= b) std::cout &lt;&lt; "wrong: a &gt;= b\n";</text:p>
      <text:p text:style-name="Code"><text:s text:c="3"/>if (a &lt;= b) std::cout &lt;&lt; "okay: a &lt;= b\n";</text:p>
      <text:p text:style-name="Code_20_Last">}</text:p>
      <text:p text:style-name="Body_20_Text">C++ uses the same rules when comparing <text:span text:style-name="Code_20_Inline">std::string</text:span> types, but not when comparing two character string literals. <text:span text:style-name="T1">Write a program that demonstrates how C++ compares two </text:span><text:span text:style-name="T2">std::string</text:span><text:span text:style-name="T1"> objects by comparing their contents.</text:span></text:p>
      <text:p text:style-name="Body_20_Text">Compare your solution with mine in Listing 11-6.</text:p>
      <text:p text:style-name="Code_20_Caption">Listing 11-6. Demonstrating how C++ compares strings</text:p>
      <text:p text:style-name="Code_20_First">#include &lt;iostream&gt;</text:p>
      <text:p text:style-name="Code">#include &lt;ostream&gt;</text:p>
      <text:p text:style-name="Code">#include &lt;string&gt;</text:p>
      <text:p text:style-name="Code"/>
      <text:p text:style-name="Code">int main()</text:p>
      <text:p text:style-name="Code">{</text:p>
      <text:p text:style-name="Code"><text:s text:c="3"/>std::string a("abc"), b("abc");</text:p>
      <text:p text:style-name="Code"><text:s text:c="3"/>if (a != b) std::cout &lt;&lt; "wrong: abc != abc\n";</text:p>
      <text:p text:style-name="Code"><text:s text:c="3"/>if (a &lt; b) <text:s/>std::cout &lt;&lt; "wrong: abc &lt; abc\n";</text:p>
      <text:p text:style-name="Code"><text:s text:c="3"/>if (a &gt; b) <text:s/>std::cout &lt;&lt; "wrong: abc &gt; abc\n";</text:p>
      <text:p text:style-name="Code"><text:s text:c="3"/>if (a == b) std::cout &lt;&lt; "okay: abc == abc\n";</text:p>
      <text:p text:style-name="Code"><text:s text:c="3"/>if (a &gt;= b) std::cout &lt;&lt; "okay: abc &gt;= abc\n";</text:p>
      <text:p text:style-name="Code"><text:s text:c="3"/>if (a &lt;= b) std::cout &lt;&lt; "okay: abc &lt;= abc\n";</text:p>
      <text:p text:style-name="Code"/>
      <text:p text:style-name="Code"><text:s text:c="3"/>a.push_back('d');</text:p>
      <text:p text:style-name="Code"><text:s text:c="3"/>if (a != b) std::cout &lt;&lt; "okay: abcd != abc\n";</text:p>
      <text:p text:style-name="Code"><text:s text:c="3"/>if (a &lt; b) <text:s/>std::cout &lt;&lt; "wrong: abcd &lt; abc\n";</text:p>
      <text:p text:style-name="Code"><text:s text:c="3"/>if (a &gt; b) <text:s/>std::cout &lt;&lt; "okay: abcd &gt; abc\n";</text:p>
      <text:p text:style-name="Code"><text:s text:c="3"/>if (a == b) std::cout &lt;&lt; "wrong: abcd == abc\n";</text:p>
      <text:p text:style-name="Code"><text:s text:c="3"/>if (a &gt;= b) std::cout &lt;&lt; "okay: abcd &gt;= abc\n";</text:p>
      <text:p text:style-name="Code"><text:s text:c="3"/>if (a &lt;= b) std::cout &lt;&lt; "wrong: abcd &lt;= abc\n";</text:p>
      <text:p text:style-name="Code"/>
      <text:p text:style-name="Code"><text:s text:c="3"/>b.push_back('e');</text:p>
      <text:p text:style-name="Code"><text:s text:c="3"/>if (a != b) std::cout &lt;&lt; "okay: abcd != abce\n";</text:p>
      <text:p text:style-name="Code"><text:s text:c="3"/>if (a &lt; b) <text:s/>std::cout &lt;&lt; "okay: abcd &lt; abce\n";</text:p>
      <text:p text:style-name="Code"><text:s text:c="3"/>if (a &gt; b) <text:s/>std::cout &lt;&lt; "wrong: abcd &gt; abce\n";</text:p>
      <text:p text:style-name="Code"><text:s text:c="3"/>if (a == b) std::cout &lt;&lt; "wrong: abcd == abce\n";</text:p>
      <text:p text:style-name="Code"><text:s text:c="3"/>if (a &gt;= b) std::cout &lt;&lt; "wrong: abcd &gt;= abce\n";</text:p>
      <text:p text:style-name="Code"><text:s text:c="3"/>if (a &lt;= b) std::cout &lt;&lt; "okay: abcd &lt;= abce\n";</text:p>
      <text:p text:style-name="Code_20_Last">}</text:p>
      <text:p text:style-name="Body_20_Text">Testing how C++ compares quoted string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text:hidden-text text:condition="ooow:comment == 1" text:string-value="emphatically do not do that because the results may be far worse than you expect. It is undefined behaviour when one is being strict about it." text:is-hidden="true">emphatically do not do that because the results may be far worse than you expect. It is undefined behaviour when one is being strict about it.</text:hidden-text>. Make sure you create <text:span text:style-name="Code_20_Inline">std::string</text:span> objects before you compare strings. It’s okay if only one operand is <text:span text:style-name="Code_20_Inline">std::string</text:span>. The other can be a quoted string, and the compiler will automatically create an <text:span text:style-name="Code_20_Inline">std::string</text:span> from the quoted string. In other words:</text:p>
      <text:p text:style-name="Code_20_First">if ("help" &gt; "hello") std::cout &lt;&lt; "<text:change text:change-id="ct1244824364"/><text:change-start text:change-id="ct1244824140"/>Bad. Bad. Bad. Don’t do this!<text:change-end text:change-id="ct1244824140"/>\n";</text:p>
      <text:p text:style-name="Code">if (std::string("help") &gt; "hello") std::cout &lt;&lt; "this works\n";</text:p>
      <text:p text:style-name="Code">if ("help" &gt; std::string("hello")) std::cout &lt;&lt; "this also works\n";</text:p>
      <text:p text:style-name="Code_20_Last">if (std::string("help") &gt; std::string("hello")) std::cout &lt;&lt; "and this works\n";</text:p>
      <text:p text:style-name="Body_20_Text">The next exploration does not relate directly to Boolean logic and conditions. Instead, it shows how to write compound statements, which you need in order to write any kind of useful conditional sta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1 - Conditions and Logic</dc:title>
    <dc:subject>Exploring C++</dc:subject>
    <meta:initial-creator>Ray Lischner</meta:initial-creator>
    <meta:creation-date>2006-03-30T10:01:31</meta:creation-date>
    <dc:creator>Ray Lischner</dc:creator>
    <dc:date>2006-09-22T11:07:42</dc:date>
    <dc:language>en-US</dc:language>
    <meta:editing-cycles>90</meta:editing-cycles>
    <meta:editing-duration>PT17H8M28S</meta:editing-duration>
    <meta:user-defined meta:name="codex-configfile">apress-cpp-dox.xml</meta:user-defined>
    <meta:user-defined meta:name="codex-chapter-number">11</meta:user-defined>
    <meta:user-defined meta:name="codex-doxygen"/>
    <meta:user-defined meta:name="Info 4"/>
    <meta:document-statistic meta:table-count="0" meta:image-count="0" meta:object-count="0" meta:page-count="8" meta:paragraph-count="207" meta:word-count="2551" meta:character-count="15333"/>
  </office:meta>
</office:document-meta>
</file>